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youtu.be/OeGQDVo8qu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00:11:30.714565480</meta:creation-date>
    <dc:date>2021-12-01T00:12:11.785899128</dc:date>
    <meta:editing-duration>PT44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  <meta:generator>LibreOffice/6.4.7.2$Linux_X86_64 LibreOffice_project/40$Build-2</meta:generator>
  </office:meta>
</office:document-meta>
</file>